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text-underline-style="solid" style:text-underline-width="auto" style:text-underline-color="font-color"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iortizing God’s Work</text:p>
      <text:p text:style-name="P2"/>
      <text:p text:style-name="P1"><text:span text:style-name="T1">Read:</text:span> Haggai 1:1-9</text:p>
      <text:p text:style-name="P1"><text:s/></text:p>
      <text:p text:style-name="P1"><text:span text:style-name="T1">Text:</text:span> Haggai 1:9 “…mine house...is waste, and ye run every man unto his own house.”</text:p>
      <text:p text:style-name="P1"/>
      <text:p text:style-name="P1"><text:span text:style-name="T1">I. The plan is fine but it’s not time.</text:span> The first reason that people give for not putting God in His rightful place is that it’s just not time yet.</text:p>
      <text:p text:style-name="P1"><text:s text:c="2"/>“Some day, pastor, I’ll really commit my life totally to God but just not now.” This is how Haggai puts it: “Thus speaketh the LORD of hosts, saying, This people say, The time is not come, the time that the LORD's house should be built.” “You see, pastor, I’m doing some really important stuff right now and don’t really have the time to commit myself but as soon as I get a chance to slow down I’m going to spend some quality time with God and try to do His will.” “I’ll pay my tithe after I get my boat paid for.” “I’ll share the Gospel with my neighbor as soon as I get my temper under control; you see he’s seen me get angry and I’m not just a good testimony, at this time.”</text:p>
      <text:p text:style-name="P1"/>
      <text:p text:style-name="P1"><text:span text:style-name="T1">II. We’re putting </text:span><text:span text:style-name="T3">our</text:span><text:span text:style-name="T1"> things first.</text:span> “Just as soon as we are settled we will look after the things of God.” Haggai asks it in a question: “Is it time for you, O ye, to dwell in your cieled houses, and this house lie waste?” “We read a book called: “Looking out for Number One!” <text:s/>and we decide that we’ve got to get our own act together and be financially stable; we’ve got to have our life on track first, before we can help anyone else. “Pastor, we know that it doesn’t look as if we will ever have a stable life ever again, but if it happens... you can count on us to be more faithful in showing up and building God’s house.”</text:p>
      <text:p text:style-name="P1"/>
      <text:p text:style-name="P1"><text:span text:style-name="T1">III. We’re working incredibly hard without getting ahead.</text:span> We are like the handyman who is putting together a complicated machine but he overlooked the first step and nothing fits like the diagram shows. Haggai says it like this: “Ye have sown much, and bring in little; ye eat, but ye have not enough; ye drink, but ye are not filled with drink; ye clothe you, but there is none warm; and he that earneth wages earneth wages to put it into a bag with holes.” At every turn of our lives we find a boulder blocking our path. It doesn’t occur to us that we might be on the wrong path. We complain and whine about the problems we encounter but we make no significant changes; so we continue to live our life in the same old rut that it has been in for years.</text:p>
      <text:p text:style-name="P1"><text:s text:c="2"/>Marty St said it like this: “<text:span text:style-name="T4">There’s too much month at the end of the money</text:span>.” We are working harder than ever before but succeeding less than ever before. The mountain woman says it like this: “The hurrier I go…the behinder I get.”</text:p>
      <text:p text:style-name="P1"><text:s text:c="2"/>Oh why can’t something go our way for once?</text:p>
      <text:p text:style-name="P1"/>
      <text:p text:style-name="P1"><text:span text:style-name="T1">IV. The problem is explained in verse 9.</text:span> “Ye looked for much, and, lo, it came to little; and when ye brought it home, I did blow upon it. <text:s/>Why? <text:s/>saith the LORD of hosts. <text:s/>Because of mine house that is waste, and ye run every man unto his own house.” This scripture contains the answer to the question of satisfaction in nearly every facet of life: <text:s/>Put God's needs first and put the needs of others before your own. It may save your marriage, your job, and even your soul.</text:p>
      <text:p text:style-name="P1"><text:s text:c="2"/>God is speaking through Haggai to tell His people that the reason that they have so little after working so hard is because they have put them-selves and their needs before God and His needs. How many marriages have you seen where one spouse is so concerned with meeting their own needs while ignoring the needs of their spouse and children that they destroy any chance of a happy home? <text:s/>I once was confronted by a man who sold tobacco and alcohol in his grocery store: “If you could convince me that I could make more money by not selling these things then I would stop.” <text:s/>He was trusting in the sales of tobacco and alcohol instead of God for his livlihood. </text:p>
      <text:p text:style-name="P1"/>
      <text:p text:style-name="P1"><text:span text:style-name="T1">V. The answer is not complicated.</text:span> Haggai spells it out in verse 8. “Go up to the mountain, and bring wood, and build the house; and I will take pleasure in it, and I will be glorified, saith the LORD.” In other words: Get busy working on God’s priorities and God will return the favor to you. Go back to step one in the direction book and do a re-do.</text:p>
      <text:p text:style-name="P1"><text:s text:c="2"/>Another way to word this verse might be: “Build God’s house and God will see that your house is built.”</text:p>
      <text:p text:style-name="P1"><text:s text:c="2"/>Several times I have been asked the same question about tithing. Here is the question: “Do I pay tithe on my net or on my gross?” I have always said that it didn’t matter. Your heart is what is important in giving. I have come to recognize that this is a question that reveals significant truths about us. The answer to this question reveals our priorities. It could be answered with the following question: “Who is number one in your life?”</text:p>
      <text:p text:style-name="P1"/>
      <text:p text:style-name="P1"><text:span text:style-name="T1">Conclude:</text:span> When I talk about God’s work I am not merely referring to the church building and what goes on there. God’s work, for you, may be something completely outside of the church's meeting place. We are the dwelling place of Christ and not the brick and mortar of the church building. </text:p>
      <text:p text:style-name="P1"><text:s text:c="2"/>The scripture does <text:span text:style-name="T2">not</text:span> say that we are <text:span text:style-name="T2">not</text:span> to build our own house; it simply decries the priority of putting ourselves before God in our labor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utting God’s Work First</dc:title>
    <meta:initial-creator>Joel Tice</meta:initial-creator>
    <meta:creation-date>2008-03-22T21:34:00</meta:creation-date>
    <dc:creator>j </dc:creator>
    <dc:date>2020-04-28T14:54:45.52</dc:date>
    <meta:print-date>2020-04-27T11:39:26.03</meta:print-date>
    <meta:editing-cycles>16</meta:editing-cycles>
    <meta:editing-duration>P5DT9H47M48S</meta:editing-duration>
    <meta:generator>OpenOffice/4.1.3$Win32 OpenOffice.org_project/413m1$Build-9783</meta:generator>
    <meta:printed-by>j </meta:printed-by>
    <meta:document-statistic meta:table-count="0" meta:image-count="0" meta:object-count="0" meta:page-count="1" meta:paragraph-count="17" meta:word-count="971" meta:character-count="5076"/>
  </office:meta>
</office:document-meta>
</file>